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1pt" officeooo:rsid="000669f2" officeooo:paragraph-rsid="000669f2" style:font-size-asian="11pt" style:font-size-complex="11pt"/>
    </style:style>
    <style:style style:name="P2" style:family="paragraph" style:parent-style-name="Standard">
      <style:text-properties style:font-name="Liberation Mono" fo:font-size="10pt" officeooo:rsid="000669f2" officeooo:paragraph-rsid="000669f2" style:font-size-asian="10pt" style:font-size-complex="10pt"/>
    </style:style>
    <style:style style:name="P3" style:family="paragraph" style:parent-style-name="Standard">
      <style:text-properties style:font-name="Liberation Mono" fo:font-size="10pt" officeooo:rsid="000669f2" officeooo:paragraph-rsid="0007f545" style:font-size-asian="10pt" style:font-size-complex="10pt"/>
    </style:style>
    <style:style style:name="P4" style:family="paragraph" style:parent-style-name="Standard">
      <style:text-properties style:font-name="Liberation Mono" fo:font-size="10pt" officeooo:rsid="00073024" officeooo:paragraph-rsid="00073024" style:font-size-asian="10pt" style:font-size-complex="10pt"/>
    </style:style>
    <style:style style:name="P5" style:family="paragraph" style:parent-style-name="Standard">
      <style:text-properties style:font-name="Liberation Mono" fo:font-size="10pt" officeooo:rsid="000a158b" officeooo:paragraph-rsid="000a158b" style:font-size-asian="10pt" style:font-size-complex="10pt"/>
    </style:style>
    <style:style style:name="P6" style:family="paragraph" style:parent-style-name="Standard">
      <style:text-properties fo:color="#ed1c24" style:font-name="Liberation Mono" fo:font-size="10pt" officeooo:rsid="000669f2" officeooo:paragraph-rsid="000669f2" style:font-size-asian="10pt" style:font-size-complex="10pt"/>
    </style:style>
    <style:style style:name="P7" style:family="paragraph" style:parent-style-name="Standard">
      <style:text-properties fo:color="#00a65d" style:font-name="Liberation Mono" fo:font-size="10pt" officeooo:rsid="000669f2" officeooo:paragraph-rsid="000669f2" style:font-size-asian="10pt" style:font-size-complex="10pt"/>
    </style:style>
    <style:style style:name="P8" style:family="paragraph" style:parent-style-name="Standard">
      <style:text-properties fo:color="#5c2d91" style:font-name="Liberation Mono" fo:font-size="10pt" officeooo:rsid="000669f2" officeooo:paragraph-rsid="000669f2" style:font-size-asian="10pt" style:font-size-complex="10pt"/>
    </style:style>
    <style:style style:name="P9" style:family="paragraph" style:parent-style-name="Standard">
      <style:text-properties fo:color="#5c2d91" style:font-name="Liberation Mono" fo:font-size="10pt" officeooo:rsid="000669f2" officeooo:paragraph-rsid="00099840" style:font-size-asian="10pt" style:font-size-complex="10pt"/>
    </style:style>
    <style:style style:name="P10" style:family="paragraph" style:parent-style-name="Standard">
      <style:text-properties fo:font-size="10pt" officeooo:rsid="000669f2" officeooo:paragraph-rsid="000669f2" style:font-size-asian="10pt" style:font-size-complex="10pt"/>
    </style:style>
    <style:style style:name="P11" style:family="paragraph" style:parent-style-name="Standard">
      <style:text-properties fo:color="#21409a" style:font-name="Liberation Mono" fo:font-size="10pt" officeooo:rsid="000669f2" officeooo:paragraph-rsid="000669f2" style:font-size-asian="10pt" style:font-size-complex="10pt"/>
    </style:style>
    <style:style style:name="P12" style:family="paragraph" style:parent-style-name="Standard">
      <style:text-properties fo:color="#72bf44" style:font-name="Liberation Mono" fo:font-size="10pt" officeooo:rsid="000669f2" officeooo:paragraph-rsid="000669f2" style:font-size-asian="10pt" style:font-size-complex="10pt"/>
    </style:style>
    <style:style style:name="T1" style:family="text">
      <style:text-properties fo:color="#ed1c24"/>
    </style:style>
    <style:style style:name="T2" style:family="text">
      <style:text-properties fo:color="#0066b3"/>
    </style:style>
    <style:style style:name="T3" style:family="text">
      <style:text-properties fo:color="#0066b3" officeooo:rsid="0007f545"/>
    </style:style>
    <style:style style:name="T4" style:family="text">
      <style:text-properties fo:color="#5c2d91"/>
    </style:style>
    <style:style style:name="T5" style:family="text">
      <style:text-properties style:font-name="Liberation Mono"/>
    </style:style>
    <style:style style:name="T6" style:family="text">
      <style:text-properties style:font-name="Liberation Mono" officeooo:rsid="000a158b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0a158b"/>
    </style:style>
    <style:style style:name="T9" style:family="text">
      <style:text-properties fo:color="#72bf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5">-</text:span><text:span text:style-name="T6">&gt;pmm_secuencial</text:span></text:p>
      <text:p text:style-name="P10"><text:span text:style-name="T5">call<text:tab/>clock_gettime@PLT</text:span></text:p>
      <text:p text:style-name="P2"><text:tab/>imulq<text:tab/>$80000, 24(%rsp), %r10</text:p>
      <text:p text:style-name="P2"><text:tab/>leaq<text:tab/>80000(%r14), %rax</text:p>
      <text:p text:style-name="P2"><text:tab/>leaq<text:tab/>0(,%r15,8), %r9</text:p>
      <text:p text:style-name="P2"><text:tab/>movq<text:tab/>%r14, %rcx</text:p>
      <text:p text:style-name="P2"><text:tab/>movq<text:tab/>%r14, 8(%rsp)</text:p>
      <text:p text:style-name="P2"><text:tab/>movq<text:tab/>%r13, %rdi</text:p>
      <text:p text:style-name="P2"><text:tab/>addq<text:tab/>%rax, %r10</text:p>
      <text:p text:style-name="P2"><text:tab/>.p2align 4,,10</text:p>
      <text:p text:style-name="P2"><text:tab/>.p2align 3</text:p>
      <text:p text:style-name="P2">.L21:</text:p>
      <text:p text:style-name="P2"><text:tab/>xorl<text:tab/>%esi, %esi</text:p>
      <text:p text:style-name="P2"><text:tab/>.p2align 4,,10</text:p>
      <text:p text:style-name="P2"><text:tab/>.p2align 3</text:p>
      <text:p text:style-name="P2">.L10:</text:p>
      <text:p text:style-name="P2"><text:tab/>movsd<text:tab/>(%rdi,%rsi), %xmm1</text:p>
      <text:p text:style-name="P2"><text:tab/>leaq<text:tab/>b(%rip), %r12</text:p>
      <text:p text:style-name="P2"><text:tab/>leaq<text:tab/>0(%rbp,%rsi), %rdx</text:p>
      <text:p text:style-name="P2"><text:tab/>xorl<text:tab/>%eax, %eax</text:p>
      <text:p text:style-name="P2"><text:tab/>.p2align 4,,10</text:p>
      <text:p text:style-name="P2"><text:tab/>.p2align 3</text:p>
      <text:p text:style-name="P2">.L7:<text:tab/><text:tab/></text:p>
      <text:p text:style-name="P2"><text:tab/><text:span text:style-name="T1">movsd<text:tab/>(%rcx,%rax,8), %xmm0</text:span></text:p>
      <text:p text:style-name="P6"><text:tab/>addq<text:tab/>$1, %rax<text:tab/><text:tab/><text:tab/><text:tab/></text:p>
      <text:p text:style-name="P6"><text:tab/>addq<text:tab/>$80000, %rdx<text:tab/><text:tab/><text:tab/></text:p>
      <text:p text:style-name="P6"><text:tab/>mulsd<text:tab/>-80000(%rdx), %xmm0</text:p>
      <text:p text:style-name="P6"><text:tab/>cmpq<text:tab/>%r15, %rax </text:p>
      <text:p text:style-name="P2"><text:span text:style-name="T1"><text:tab/>addsd<text:tab/>%xmm0, %xmm1</text:span> </text:p>
      <text:p text:style-name="P2"><text:tab/><text:span text:style-name="T2">jne<text:tab/>.L7<text:tab/></text:span></text:p>
      <text:p text:style-name="P2"><text:tab/>movsd<text:tab/>%xmm1, (%rdi,%rsi)</text:p>
      <text:p text:style-name="P2"><text:tab/>addq<text:tab/>$8, %rsi</text:p>
      <text:p text:style-name="P2"><text:tab/><text:span text:style-name="T2">cmpq<text:tab/>%r9, %rsi</text:span></text:p>
      <text:p text:style-name="P2"><text:tab/><text:span text:style-name="T2">jne<text:tab/>.L10 </text:span></text:p>
      <text:p text:style-name="P2"><text:tab/>addq<text:tab/>$80000, %rcx</text:p>
      <text:p text:style-name="P2"><text:tab/>addq<text:tab/>$80000, %rdi</text:p>
      <text:p text:style-name="P2"><text:tab/><text:span text:style-name="T2">cmpq<text:tab/>%r10, %rcx</text:span></text:p>
      <text:p text:style-name="P2"><text:tab/><text:span text:style-name="T2">jne<text:tab/>.L21</text:span></text:p>
      <text:p text:style-name="P2"><text:tab/>leaq<text:tab/>64(%rsp), %rsi</text:p>
      <text:p text:style-name="P2"><text:tab/>xorl<text:tab/>%edi, %edi</text:p>
      <text:p text:style-name="P2"><text:tab/>xorl<text:tab/>%ebx, %ebx</text:p>
      <text:p text:style-name="P2"><text:tab/>leaq<text:tab/>.LC1(%rip), %r15</text:p>
      <text:p text:style-name="P1"><text:span text:style-name="T7"><text:tab/>call<text:tab/></text:span><text:a xlink:type="simple" xlink:href="mailto:clock_gettime@PLT" text:style-name="Internet_20_link" text:visited-style-name="Visited_20_Internet_20_Link"><text:span text:style-name="T7">clock_gettime@PLT</text:span>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<text:span text:style-name="T8">&gt;pmm_mod_1</text:span></text:p>
      <text:p text:style-name="P2"><text:tab/>call<text:tab/>clock_gettime@PLT</text:p>
      <text:p text:style-name="P2"><text:tab/>leaq<text:tab/>80000+b(%rip), %r9</text:p>
      <text:p text:style-name="P2"><text:tab/>movl<text:tab/>24(%rsp), %r8d</text:p>
      <text:p text:style-name="P2"><text:tab/>movl<text:tab/>48(%rsp), %r10d</text:p>
      <text:p text:style-name="P2"><text:tab/>movl<text:tab/>$1, %edi</text:p>
      <text:p text:style-name="P2"><text:tab/>leaq<text:tab/>-80000(%r9), %rax</text:p>
      <text:p text:style-name="P2"><text:tab/>movq<text:tab/>%r9, 16(%rsp)</text:p>
      <text:p text:style-name="P2"><text:tab/>movq<text:tab/>%rax, %rcx</text:p>
      <text:p text:style-name="P2"><text:tab/>movq<text:tab/>%rax, 56(%rsp)</text:p>
      <text:p text:style-name="P2"><text:tab/>movq<text:tab/>%rax, %r14</text:p>
      <text:p text:style-name="P2"><text:tab/>.p2align 4,,10</text:p>
      <text:p text:style-name="P2"><text:tab/>.p2align 3</text:p>
      <text:p text:style-name="P7">.L9:<text:tab/><text:tab/><text:tab/><text:tab/></text:p>
      <text:p text:style-name="P7"><text:tab/>cmpl<text:tab/>%r15d, %r8d<text:tab/></text:p>
      <text:p text:style-name="P7"><text:tab/>jle<text:tab/>.L11<text:tab/><text:tab/><text:tab/></text:p>
      <text:p text:style-name="P7"><text:tab/>movl<text:tab/>%r10d, %esi</text:p>
      <text:p text:style-name="P7"><text:tab/>movq<text:tab/>%r9, %rdx</text:p>
      <text:p text:style-name="P7"><text:tab/>movq<text:tab/>%rdi, %rax</text:p>
      <text:p text:style-name="P7"><text:tab/>subl<text:tab/>%edi, %esi</text:p>
      <text:p text:style-name="P7"><text:tab/>addq<text:tab/>%rdi, %rsi</text:p>
      <text:p text:style-name="P7"><text:tab/>jmp<text:tab/>.L12</text:p>
      <text:p text:style-name="P7"><text:tab/>.p2align 4,,10</text:p>
      <text:p text:style-name="P7"><text:tab/>.p2align 3</text:p>
      <text:p text:style-name="P7">.L8:</text:p>
      <text:p text:style-name="P7"><text:tab/>cmpl<text:tab/>%eax, %r15d</text:p>
      <text:p text:style-name="P7"><text:tab/>je<text:tab/>.L7</text:p>
      <text:p text:style-name="P7"><text:tab/>movsd<text:tab/>(%rcx,%rax,8), %xmm0</text:p>
      <text:p text:style-name="P7"><text:tab/>movsd<text:tab/>(%rdx), %xmm1</text:p>
      <text:p text:style-name="P7"><text:tab/>movsd<text:tab/>%xmm1, (%rcx,%rax,8)</text:p>
      <text:p text:style-name="P7"><text:tab/>movsd<text:tab/>%xmm0, (%rdx)</text:p>
      <text:p text:style-name="P7">.L7:</text:p>
      <text:p text:style-name="P7"><text:tab/>addq<text:tab/>$1, %rax</text:p>
      <text:p text:style-name="P7"><text:tab/>addq<text:tab/>$80000, %rdx</text:p>
      <text:p text:style-name="P7">.L12:</text:p>
      <text:p text:style-name="P7"><text:tab/>cmpq<text:tab/>%rsi, %rax</text:p>
      <text:p text:style-name="P7"><text:tab/>jne<text:tab/>.L8</text:p>
      <text:p text:style-name="P7">.L11:</text:p>
      <text:p text:style-name="P7"><text:tab/>addl<text:tab/>$1, %r15d</text:p>
      <text:p text:style-name="P7"><text:tab/>addq<text:tab/>$1, %rdi</text:p>
      <text:p text:style-name="P7"><text:tab/>addq<text:tab/>$80008, %r9</text:p>
      <text:p text:style-name="P7"><text:tab/>addq<text:tab/>$80000, %rcx</text:p>
      <text:p text:style-name="P7"><text:tab/>cmpl<text:tab/>%r8d, %r15d</text:p>
      <text:p text:style-name="P7"><text:tab/>jne<text:tab/>.L9</text:p>
      <text:p text:style-name="P2"><text:tab/>imulq<text:tab/>$80000, 32(%rsp), %rax</text:p>
      <text:p text:style-name="P2"><text:tab/>leaq<text:tab/>a(%rip), %r13</text:p>
      <text:p text:style-name="P2"><text:tab/>leaq<text:tab/>b(%rip), %rbx</text:p>
      <text:p text:style-name="P2"><text:tab/>movq<text:tab/>40(%rsp), %rsi</text:p>
      <text:p text:style-name="P2"><text:tab/>leaq<text:tab/>res(%rip), %r12</text:p>
      <text:p text:style-name="P2"><text:tab/>leaq<text:tab/>80000(%r13), %r11</text:p>
      <text:p text:style-name="P2"><text:tab/>movq<text:tab/>%r13, %rbp</text:p>
      <text:p text:style-name="P2"><text:tab/>movq<text:tab/>%r13, %rcx</text:p>
      <text:p text:style-name="P2"><text:tab/>salq<text:tab/>$3, %rsi</text:p>
      <text:p text:style-name="P2"><text:tab/>movq<text:tab/>%r12, %r10</text:p>
      <text:p text:style-name="P2"><text:tab/>leaq<text:tab/>80000(%rbx,%rax), %r9</text:p>
      <text:p text:style-name="P2"><text:tab/>addq<text:tab/>%rax, %r11</text:p>
      <text:p text:style-name="P2"><text:tab/>.p2align 4,,10</text:p>
      <text:p text:style-name="P2"><text:tab/>.p2align 3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.L10:</text:p>
      <text:p text:style-name="P2"><text:tab/>leaq<text:tab/>b(%rip), %rdx</text:p>
      <text:p text:style-name="P2"><text:tab/>movq<text:tab/>%r10, %rdi</text:p>
      <text:p text:style-name="P2"><text:tab/>.p2align 4,,10</text:p>
      <text:p text:style-name="P2"><text:tab/>.p2align 3</text:p>
      <text:p text:style-name="P2">.L16:</text:p>
      <text:p text:style-name="P2"><text:tab/>movsd<text:tab/>(%rdi), %xmm1</text:p>
      <text:p text:style-name="P2"><text:tab/>xorl<text:tab/>%eax, %eax</text:p>
      <text:p text:style-name="P2"><text:tab/>.p2align 4,,10</text:p>
      <text:p text:style-name="P2"><text:tab/>.p2align 3</text:p>
      <text:p text:style-name="P2">.L13:</text:p>
      <text:p text:style-name="P2"><text:tab/><text:span text:style-name="T1">movsd<text:tab/>(%rcx,%rax), %xmm0</text:span></text:p>
      <text:p text:style-name="P6"><text:tab/>mulsd<text:tab/>(%rdx,%rax), %xmm0<text:tab/></text:p>
      <text:p text:style-name="P6"><text:tab/>addq<text:tab/>$8, %rax<text:tab/><text:tab/><text:tab/></text:p>
      <text:p text:style-name="P6"><text:tab/>cmpq<text:tab/>%rsi, %rax<text:tab/></text:p>
      <text:p text:style-name="P6"><text:tab/>addsd<text:tab/>%xmm0, %xmm1</text:p>
      <text:p text:style-name="P2"><text:tab/><text:span text:style-name="T2">jne<text:tab/>.L13<text:tab/></text:span></text:p>
      <text:p text:style-name="P2"><text:tab/>addq<text:tab/>$80000, %rdx</text:p>
      <text:p text:style-name="P2"><text:tab/>movsd<text:tab/>%xmm1, (%rdi)</text:p>
      <text:p text:style-name="P2"><text:tab/>addq<text:tab/>$8, %rdi</text:p>
      <text:p text:style-name="P2"><text:tab/><text:span text:style-name="T2">cmpq<text:tab/>%r9, %rdx </text:span></text:p>
      <text:p text:style-name="P2"><text:tab/><text:span text:style-name="T2">jne<text:tab/>.L16</text:span></text:p>
      <text:p text:style-name="P2"><text:tab/>addq<text:tab/>$80000, %rcx</text:p>
      <text:p text:style-name="P2"><text:tab/>addq<text:tab/>$80000, %r10</text:p>
      <text:p text:style-name="P2"><text:tab/><text:span text:style-name="T2">cmpq<text:tab/>%r11, %rcx </text:span></text:p>
      <text:p text:style-name="P2"><text:tab/><text:span text:style-name="T2">jne<text:tab/>.L10 </text:span></text:p>
      <text:p text:style-name="P2"><text:tab/>leaq<text:tab/>80(%rsp), %rsi</text:p>
      <text:p text:style-name="P2"><text:tab/>xorl<text:tab/>%edi, %edi</text:p>
      <text:p text:style-name="P2"><text:tab/>xorl<text:tab/>%ebx, %ebx</text:p>
      <text:p text:style-name="P1"><text:span text:style-name="T7"><text:tab/>call<text:tab/></text:span><text:a xlink:type="simple" xlink:href="mailto:clock_gettime@PLT" text:style-name="Internet_20_link" text:visited-style-name="Visited_20_Internet_20_Link"><text:span text:style-name="T7">clock_gettime@PLT</text:span></text:a></text:p>
      <text:p text:style-name="P2"/>
      <text:p text:style-name="P2"/>
      <text:p text:style-name="P4">Este codigo es más largo debido a que usan dos bucles for tras el clockgettime para trasponer la matriz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-&gt;pmm_mod_2</text:p>
      <text:p text:style-name="P2"><text:tab/>call<text:tab/>clock_gettime@PLT</text:p>
      <text:p text:style-name="P2"><text:tab/>imulq<text:tab/>$80000, 24(%rsp), %r11</text:p>
      <text:p text:style-name="P2"><text:tab/>movq<text:tab/>32(%rsp), %rbp</text:p>
      <text:p text:style-name="P2"><text:tab/>leaq<text:tab/>80000(%r12), %rax</text:p>
      <text:p text:style-name="P2"><text:tab/>movq<text:tab/>%r13, %r10</text:p>
      <text:p text:style-name="P2"><text:tab/>movq<text:tab/>%r13, 8(%rsp)</text:p>
      <text:p text:style-name="P2"><text:tab/>movq<text:tab/>%r12, %r9</text:p>
      <text:p text:style-name="P2"><text:tab/>salq<text:tab/>$3, %rbp</text:p>
      <text:p text:style-name="P2"><text:tab/>addq<text:tab/>%rax, %r11</text:p>
      <text:p text:style-name="P2"><text:tab/>.p2align 4,,10</text:p>
      <text:p text:style-name="P2"><text:tab/>.p2align 3</text:p>
      <text:p text:style-name="P2">.L24:</text:p>
      <text:p text:style-name="P2"><text:tab/>xorl<text:tab/>%edi, %edi</text:p>
      <text:p text:style-name="P2"><text:tab/>.p2align 4,,10</text:p>
      <text:p text:style-name="P2"><text:tab/>.p2align 3</text:p>
      <text:p text:style-name="P2">.L14:</text:p>
      <text:p text:style-name="P2"><text:tab/>movsd<text:tab/>(%r9,%rdi), %xmm0</text:p>
      <text:p text:style-name="P2"><text:tab/>leaq<text:tab/>b(%rip), %r14</text:p>
      <text:p text:style-name="P2"><text:tab/>leaq<text:tab/>(%rbx,%rdi), %rcx</text:p>
      <text:p text:style-name="P2"><text:tab/>movq<text:tab/>%r10, %rdx</text:p>
      <text:p text:style-name="P2"><text:tab/>xorl<text:tab/>%eax, %eax</text:p>
      <text:p text:style-name="P2"><text:tab/>.p2align 4,,10</text:p>
      <text:p text:style-name="P2"><text:tab/>.p2align 3</text:p>
      <text:p text:style-name="P2">.L11:</text:p>
      <text:p text:style-name="P2"><text:tab/>movsd<text:tab/>(%rdx), %xmm1</text:p>
      <text:p text:style-name="P2"><text:tab/>leal<text:tab/>1(%rax), %esi</text:p>
      <text:p text:style-name="P2"><text:tab/><text:span text:style-name="T1">mulsd<text:tab/>(%rcx), %xmm1 <text:tab/><text:tab/></text:span></text:p>
      <text:p text:style-name="P6"><text:tab/>cmpl<text:tab/>%r15d, %esi</text:p>
      <text:p text:style-name="P6"><text:tab/>addsd<text:tab/>%xmm1, %xmm0</text:p>
      <text:p text:style-name="P3"><text:tab/><text:span text:style-name="T4">jge<text:tab/>.L7 </text:span><text:tab/><text:tab/></text:p>
      <text:p text:style-name="P2"><text:tab/>movsd<text:tab/>8(%rdx), %xmm1</text:p>
      <text:p text:style-name="P2"><text:tab/><text:span text:style-name="T4">mulsd<text:tab/>80000(%rcx), %xmm1 <text:tab/></text:span></text:p>
      <text:p text:style-name="P8"><text:tab/>addsd<text:tab/>%xmm1, %xmm0</text:p>
      <text:p text:style-name="P8">.L7:</text:p>
      <text:p text:style-name="P8"><text:tab/>leal<text:tab/>2(%rax), %esi</text:p>
      <text:p text:style-name="P2"><text:tab/><text:span text:style-name="T4">cmpl<text:tab/>%esi, %r15d <text:tab/><text:tab/><text:tab/><text:tab/></text:span></text:p>
      <text:p text:style-name="P3"><text:tab/><text:span text:style-name="T4">jle<text:tab/>.L8 </text:span><text:tab/><text:tab/></text:p>
      <text:p text:style-name="P2"><text:tab/>movsd<text:tab/>16(%rdx), %xmm1</text:p>
      <text:p text:style-name="P2"><text:tab/><text:span text:style-name="T4">mulsd<text:tab/>160000(%rcx), %xmm1 <text:tab/></text:span></text:p>
      <text:p text:style-name="P8"><text:tab/>addsd<text:tab/>%xmm1, %xmm0</text:p>
      <text:p text:style-name="P8">.L8:</text:p>
      <text:p text:style-name="P8"><text:tab/>leal<text:tab/>3(%rax), %esi</text:p>
      <text:p text:style-name="P9"><text:tab/>cmpl<text:tab/>%esi, %r15d <text:tab/><text:tab/><text:tab/></text:p>
      <text:p text:style-name="P3"><text:tab/><text:span text:style-name="T4">jle<text:tab/>.L9</text:span> <text:tab/><text:tab/></text:p>
      <text:p text:style-name="P2"><text:tab/>movsd<text:tab/>32(%rdx), %xmm1</text:p>
      <text:p text:style-name="P2"><text:tab/><text:span text:style-name="T4">mulsd<text:tab/>240000(%rcx), %xmm1</text:span></text:p>
      <text:p text:style-name="P8"><text:tab/>addsd<text:tab/>%xmm1, %xmm0<text:tab/><text:tab/></text:p>
      <text:p text:style-name="P8">.L9:</text:p>
      <text:p text:style-name="P8"><text:tab/>leal<text:tab/>4(%rax), %esi</text:p>
      <text:p text:style-name="P8"><text:tab/>cmpl<text:tab/>%esi, %r15d <text:tab/><text:tab/><text:tab/></text:p>
      <text:p text:style-name="P2"><text:tab/><text:span text:style-name="T4">jle<text:tab/>.L10 </text:span><text:tab/><text:tab/></text:p>
      <text:p text:style-name="P2"><text:tab/>movsd<text:tab/>32(%rdx), %xmm1</text:p>
      <text:p text:style-name="P2"><text:tab/><text:span text:style-name="T4">mulsd<text:tab/>240000(%rcx), %xmm1</text:span></text:p>
      <text:p text:style-name="P8"><text:tab/>addsd<text:tab/>%xmm1, %xmm0<text:tab/><text:tab/></text:p>
      <text:p text:style-name="P8"/>
      <text:p text:style-name="P8"/>
      <text:p text:style-name="P8"/>
      <text:p text:style-name="P8">.L10:</text:p>
      <text:p text:style-name="P2"><text:tab/>addl<text:tab/>$5, %eax</text:p>
      <text:p text:style-name="P2"><text:tab/>addq<text:tab/>$40, %rdx</text:p>
      <text:p text:style-name="P2"><text:tab/>addq<text:tab/>$400000, %rcx</text:p>
      <text:p text:style-name="P2"><text:tab/><text:span text:style-name="T2">cmpl<text:tab/>%r15d, %eax <text:s text:c="2"/></text:span></text:p>
      <text:p text:style-name="P2"><text:tab/><text:span text:style-name="T2">jl<text:tab/>.L11</text:span></text:p>
      <text:p text:style-name="P2"><text:soft-page-break/><text:tab/>movsd<text:tab/>%xmm0, (%r9,%rdi)</text:p>
      <text:p text:style-name="P2"><text:tab/>addq<text:tab/>$8, %rdi<text:tab/><text:span text:style-name="T3"> </text:span></text:p>
      <text:p text:style-name="P3"><text:tab/><text:span text:style-name="T2">cmpq<text:tab/>%rbp, %rdi </text:span></text:p>
      <text:p text:style-name="P3"><text:tab/><text:span text:style-name="T2">jne<text:tab/>.L14 </text:span></text:p>
      <text:p text:style-name="P2"><text:tab/>addq<text:tab/>$80000, %r9</text:p>
      <text:p text:style-name="P2"><text:tab/>addq<text:tab/>$80000, %r10</text:p>
      <text:p text:style-name="P2"><text:tab/><text:span text:style-name="T2">cmpq<text:tab/>%r11, %r9 </text:span></text:p>
      <text:p text:style-name="P2"><text:tab/><text:span text:style-name="T2">jne<text:tab/>.L24 </text:span></text:p>
      <text:p text:style-name="P2"><text:tab/>leaq<text:tab/>64(%rsp), %rsi</text:p>
      <text:p text:style-name="P2"><text:tab/>xorl<text:tab/>%edi, %edi</text:p>
      <text:p text:style-name="P2"><text:tab/>xorl<text:tab/>%ebp, %ebp</text:p>
      <text:p text:style-name="P2"><text:tab/>call<text:tab/><text:a xlink:type="simple" xlink:href="mailto:clock_gettime@PLT" text:style-name="Internet_20_link" text:visited-style-name="Visited_20_Internet_20_Link">clock_gettime@PLT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<text:span text:style-name="T8">&gt;figura_1</text:span></text:p>
      <text:p text:style-name="P2">call<text:tab/>clock_gettime@PLT</text:p>
      <text:p text:style-name="P2"><text:tab/>leaq<text:tab/>40004(%rbp), %r8</text:p>
      <text:p text:style-name="P2"><text:tab/>leaq<text:tab/>R(%rip), %r10</text:p>
      <text:p text:style-name="P2"><text:tab/>xorl<text:tab/>%r9d, %r9d</text:p>
      <text:p text:style-name="P2"><text:tab/>.p2align 4,,10</text:p>
      <text:p text:style-name="P2"><text:tab/>.p2align 3</text:p>
      <text:p text:style-name="P12">.L3:</text:p>
      <text:p text:style-name="P12"><text:tab/>movl<text:tab/>%r9d, %edi</text:p>
      <text:p text:style-name="P12"><text:tab/>movq<text:tab/>%rbp, %rax</text:p>
      <text:p text:style-name="P12"><text:tab/>xorl<text:tab/>%ecx, %ecx</text:p>
      <text:p text:style-name="P12"><text:tab/>.p2align 4,,10</text:p>
      <text:p text:style-name="P12"><text:tab/>.p2align 3</text:p>
      <text:p text:style-name="P11">.L4:</text:p>
      <text:p text:style-name="P11"><text:tab/>movl<text:tab/>(%rax), %edx</text:p>
      <text:p text:style-name="P11"><text:tab/>addq<text:tab/>$8, %rax</text:p>
      <text:p text:style-name="P11"><text:tab/>leal<text:tab/>(%rdi,%rdx,2), %edx</text:p>
      <text:p text:style-name="P11"><text:tab/>addl<text:tab/>%edx, %ecx</text:p>
      <text:p text:style-name="P11"><text:tab/>cmpq<text:tab/>%rbx, %rax</text:p>
      <text:p text:style-name="P11"><text:tab/>jne<text:tab/>.L4</text:p>
      <text:p text:style-name="P2"><text:tab/>leaq<text:tab/>4+s(%rip), %rax</text:p>
      <text:p text:style-name="P2"><text:tab/>xorl<text:tab/>%esi, %esi</text:p>
      <text:p text:style-name="P2"><text:tab/>.p2align 4,,10</text:p>
      <text:p text:style-name="P2"><text:tab/>.p2align 3</text:p>
      <text:p text:style-name="P6">.L5:</text:p>
      <text:p text:style-name="P6"><text:tab/>movl<text:tab/>(%rax), %edx</text:p>
      <text:p text:style-name="P6"><text:tab/>addq<text:tab/>$8, %rax</text:p>
      <text:p text:style-name="P6"><text:tab/>leal<text:tab/>(%rdx,%rdx,2), %edx</text:p>
      <text:p text:style-name="P6"><text:tab/>subl<text:tab/>%edi, %edx</text:p>
      <text:p text:style-name="P6"><text:tab/>addl<text:tab/>%edx, %esi</text:p>
      <text:p text:style-name="P6"><text:tab/>cmpq<text:tab/>%r8, %rax</text:p>
      <text:p text:style-name="P6"><text:tab/>jne<text:tab/>.L5</text:p>
      <text:p text:style-name="P2"><text:tab/>cmpl<text:tab/>%ecx, %esi</text:p>
      <text:p text:style-name="P2"><text:tab/>jle<text:tab/>.L6</text:p>
      <text:p text:style-name="P2"><text:tab/>movl<text:tab/>%ecx, (%r10,%r9,4)</text:p>
      <text:p text:style-name="P12">.L7:</text:p>
      <text:p text:style-name="P12"><text:tab/>addq<text:tab/>$1, %r9</text:p>
      <text:p text:style-name="P12"><text:tab/>cmpq<text:tab/>$40000, %r9</text:p>
      <text:p text:style-name="P12"><text:tab/>jne<text:tab/>.L3</text:p>
      <text:p text:style-name="P2"><text:tab/>leaq<text:tab/>16(%rsp), %rsi</text:p>
      <text:p text:style-name="P2"><text:tab/>xorl<text:tab/>%edi, %edi</text:p>
      <text:p text:style-name="P2"><text:tab/>call<text:tab/>clock_gettime@PLT</text:p>
      <text:p text:style-name="P2"><text:tab/>movq<text:tab/>24(%rsp), %rax</text:p>
      <text:p text:style-name="P2"><text:tab/>subq<text:tab/>8(%rsp), %rax</text:p>
      <text:p text:style-name="P2"><text:tab/>leaq<text:tab/>.LC1(%rip), %rsi</text:p>
      <text:p text:style-name="P2"><text:tab/>pxor<text:tab/>%xmm0, %xmm0</text:p>
      <text:p text:style-name="P2"><text:tab/>movl<text:tab/>$1, %edi</text:p>
      <text:p text:style-name="P2"><text:tab/>pxor<text:tab/>%xmm1, %xmm1</text:p>
      <text:p text:style-name="P2"><text:tab/>cvtsi2sdq<text:tab/>%rax, %xmm0</text:p>
      <text:p text:style-name="P2"><text:tab/>movq<text:tab/>16(%rsp), %rax</text:p>
      <text:p text:style-name="P2"><text:tab/>subq<text:tab/>(%rsp), %rax</text:p>
      <text:p text:style-name="P2"><text:tab/>cvtsi2sdq<text:tab/>%rax, %xmm1</text:p>
      <text:p text:style-name="P2"><text:tab/>movl<text:tab/>$1, %eax</text:p>
      <text:p text:style-name="P2"><text:tab/>divsd<text:tab/>.LC0(%rip), %xmm0</text:p>
      <text:p text:style-name="P2"><text:tab/>addsd<text:tab/>%xmm1, %xmm0</text:p>
      <text:p text:style-name="P2"><text:tab/>call<text:tab/>__printf_chk@PLT</text:p>
      <text:p text:style-name="P2"><text:tab/>movl<text:tab/>159996+R(%rip), %r8d</text:p>
      <text:p text:style-name="P2"><text:tab/>movl<text:tab/>R(%rip), %edx</text:p>
      <text:p text:style-name="P2"><text:tab/>leaq<text:tab/>.LC2(%rip), %rsi</text:p>
      <text:p text:style-name="P2"><text:tab/>movl<text:tab/>$39999, %ecx</text:p>
      <text:p text:style-name="P2"><text:tab/>xorl<text:tab/>%eax, %eax</text:p>
      <text:p text:style-name="P2"><text:tab/>movl<text:tab/>$1, %edi</text:p>
      <text:p text:style-name="P2"><text:tab/>call<text:tab/>__printf_chk@PLT</text:p>
      <text:p text:style-name="P2"><text:tab/>xorl<text:tab/>%eax, %eax</text:p>
      <text:p text:style-name="P2"><text:soft-page-break/><text:tab/>movq<text:tab/>40(%rsp), %rcx</text:p>
      <text:p text:style-name="P2"><text:tab/>xorq<text:tab/>%fs:40, %rcx</text:p>
      <text:p text:style-name="P2"><text:tab/>jne<text:tab/>.L15</text:p>
      <text:p text:style-name="P2"><text:tab/>addq<text:tab/>$56, %rsp</text:p>
      <text:p text:style-name="P2"><text:tab/>.cfi_remember_state</text:p>
      <text:p text:style-name="P2"><text:tab/>.cfi_def_cfa_offset 24</text:p>
      <text:p text:style-name="P2"><text:tab/>popq<text:tab/>%rbx</text:p>
      <text:p text:style-name="P2"><text:tab/>.cfi_def_cfa_offset 16</text:p>
      <text:p text:style-name="P2"><text:tab/>popq<text:tab/>%rbp</text:p>
      <text:p text:style-name="P2"><text:tab/>.cfi_def_cfa_offset 8</text:p>
      <text:p text:style-name="P2"><text:tab/>ret</text:p>
      <text:p text:style-name="P2">.L6:</text:p>
      <text:p text:style-name="P2"><text:tab/>.cfi_restore_state</text:p>
      <text:p text:style-name="P2"><text:tab/>movl<text:tab/>%esi, (%r10,%r9,4)</text:p>
      <text:p text:style-name="P2"><text:tab/>jmp<text:tab/>.L7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call<text:tab/>clock_gettime@PLT</text:p>
      <text:p text:style-name="P2"><text:tab/>leaq<text:tab/>R(%rip), %r9</text:p>
      <text:p text:style-name="P2"><text:tab/>xorl<text:tab/>%r8d, %r8d</text:p>
      <text:p text:style-name="P2"><text:tab/>.p2align 4,,10</text:p>
      <text:p text:style-name="P2"><text:tab/>.p2align 3</text:p>
      <text:p text:style-name="P12">.L3:</text:p>
      <text:p text:style-name="P12"><text:tab/>movl<text:tab/>%r8d, %edi</text:p>
      <text:p text:style-name="P12"><text:tab/>movq<text:tab/>%rbp, %rax</text:p>
      <text:p text:style-name="P12"><text:tab/>xorl<text:tab/>%esi, %esi</text:p>
      <text:p text:style-name="P12"><text:tab/>xorl<text:tab/>%ecx, %ecx</text:p>
      <text:p text:style-name="P12"><text:tab/>.p2align 4,,10</text:p>
      <text:p text:style-name="P12"><text:tab/>.p2align 3</text:p>
      <text:p text:style-name="P6">.L4:</text:p>
      <text:p text:style-name="P6"><text:tab/>movl<text:tab/>(%rax), %edx</text:p>
      <text:p text:style-name="P6"><text:tab/>addq<text:tab/>$4, %rax</text:p>
      <text:p text:style-name="P6"><text:tab/>leal<text:tab/>(%rdi,%rdx,2), %edx</text:p>
      <text:p text:style-name="P6"><text:tab/>addl<text:tab/>%edx, %ecx</text:p>
      <text:p text:style-name="P6"><text:tab/>movl<text:tab/>19996(%rax), %edx</text:p>
      <text:p text:style-name="P6"><text:tab/>leal<text:tab/>(%rdx,%rdx,2), %edx</text:p>
      <text:p text:style-name="P6"><text:tab/>subl<text:tab/>%edi, %edx</text:p>
      <text:p text:style-name="P6"><text:tab/>addl<text:tab/>%edx, %esi</text:p>
      <text:p text:style-name="P6"><text:tab/>cmpq<text:tab/>%rbx, %rax</text:p>
      <text:p text:style-name="P6"><text:tab/>jne<text:tab/>.L4</text:p>
      <text:p text:style-name="P2"><text:tab/>cmpl<text:tab/>%esi, %ecx</text:p>
      <text:p text:style-name="P2"><text:tab/>jge<text:tab/>.L5</text:p>
      <text:p text:style-name="P2"><text:tab/>movl<text:tab/>%ecx, (%r9,%r8,4)</text:p>
      <text:p text:style-name="P2">.<text:span text:style-name="T9">L6:</text:span></text:p>
      <text:p text:style-name="P12"><text:tab/>addq<text:tab/>$1, %r8</text:p>
      <text:p text:style-name="P12"><text:tab/>cmpq<text:tab/>$40000, %r8</text:p>
      <text:p text:style-name="P12"><text:tab/>jne<text:tab/>.L3</text:p>
      <text:p text:style-name="P2"><text:tab/>leaq<text:tab/>16(%rsp), %rsi</text:p>
      <text:p text:style-name="P2"><text:tab/>xorl<text:tab/>%edi, %edi</text:p>
      <text:p text:style-name="P2"><text:tab/>call<text:tab/>clock_gettime@PLT</text:p>
      <text:p text:style-name="P8">.L5:</text:p>
      <text:p text:style-name="P8"><text:tab/>.cfi_restore_state</text:p>
      <text:p text:style-name="P8"><text:tab/>movl<text:tab/>%esi, (%r9,%r8,4)</text:p>
      <text:p text:style-name="P8"><text:tab/>jmp<text:tab/>.L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-<text:span text:style-name="T8">&gt;figura1_mod_2</text:span></text:p>
      <text:p text:style-name="P2">call<text:tab/>clock_gettime@PLT</text:p>
      <text:p text:style-name="P2"><text:tab/>leaq<text:tab/>R(%rip), %r9</text:p>
      <text:p text:style-name="P2"><text:tab/>xorl<text:tab/>%r8d, %r8d</text:p>
      <text:p text:style-name="P2"><text:tab/>.p2align 4,,10</text:p>
      <text:p text:style-name="P2"><text:tab/>.p2align 3</text:p>
      <text:p text:style-name="P12">.L3:</text:p>
      <text:p text:style-name="P12"><text:tab/>movl<text:tab/>%r8d, %edx</text:p>
      <text:p text:style-name="P12"><text:tab/>movq<text:tab/>%rbp, %rax</text:p>
      <text:p text:style-name="P12"><text:tab/>xorl<text:tab/>%ecx, %ecx</text:p>
      <text:p text:style-name="P12"><text:tab/>xorl<text:tab/>%edi, %edi</text:p>
      <text:p text:style-name="P12"><text:tab/>.p2align 4,,10</text:p>
      <text:p text:style-name="P12"><text:tab/>.p2align 3</text:p>
      <text:p text:style-name="P6">.L4:</text:p>
      <text:p text:style-name="P6"><text:tab/>movl<text:tab/>(%rax), %esi</text:p>
      <text:p text:style-name="P6"><text:tab/>addq<text:tab/>$40, %rax</text:p>
      <text:p text:style-name="P6"><text:tab/>leal<text:tab/>(%rdx,%rsi,2), %esi</text:p>
      <text:p text:style-name="P6"><text:tab/>addl<text:tab/>%esi, %edi</text:p>
      <text:p text:style-name="P6"><text:tab/>movl<text:tab/>-32(%rax), %esi</text:p>
      <text:p text:style-name="P6"><text:tab/>leal<text:tab/>(%rdx,%rsi,2), %esi</text:p>
      <text:p text:style-name="P6"><text:tab/>addl<text:tab/>%esi, %edi</text:p>
      <text:p text:style-name="P6"><text:tab/>movl<text:tab/>-24(%rax), %esi</text:p>
      <text:p text:style-name="P6"><text:tab/>leal<text:tab/>(%rdx,%rsi,2), %esi</text:p>
      <text:p text:style-name="P6"><text:tab/>addl<text:tab/>%edi, %esi</text:p>
      <text:p text:style-name="P6"><text:tab/>movl<text:tab/>-16(%rax), %edi</text:p>
      <text:p text:style-name="P6"><text:tab/>leal<text:tab/>(%rdx,%rdi,2), %edi</text:p>
      <text:p text:style-name="P6"><text:tab/>addl<text:tab/>%edi, %esi</text:p>
      <text:p text:style-name="P6"><text:tab/>movl<text:tab/>-8(%rax), %edi</text:p>
      <text:p text:style-name="P6"><text:tab/>leal<text:tab/>(%rdx,%rdi,2), %edi</text:p>
      <text:p text:style-name="P6"><text:tab/>addl<text:tab/>%esi, %edi</text:p>
      <text:p text:style-name="P6"><text:tab/>movl<text:tab/>-36(%rax), %esi</text:p>
      <text:p text:style-name="P6"><text:tab/>leal<text:tab/>(%rsi,%rsi,2), %esi</text:p>
      <text:p text:style-name="P6"><text:tab/>subl<text:tab/>%edx, %esi</text:p>
      <text:p text:style-name="P6"><text:tab/>addl<text:tab/>%esi, %ecx</text:p>
      <text:p text:style-name="P6"><text:tab/>movl<text:tab/>-28(%rax), %esi</text:p>
      <text:p text:style-name="P6"><text:tab/>leal<text:tab/>(%rsi,%rsi,2), %esi</text:p>
      <text:p text:style-name="P6"><text:tab/>subl<text:tab/>%edx, %esi</text:p>
      <text:p text:style-name="P6"><text:tab/>addl<text:tab/>%esi, %ecx</text:p>
      <text:p text:style-name="P6"><text:tab/>movl<text:tab/>-20(%rax), %esi</text:p>
      <text:p text:style-name="P6"><text:tab/>leal<text:tab/>(%rsi,%rsi,2), %esi</text:p>
      <text:p text:style-name="P6"><text:tab/>subl<text:tab/>%edx, %esi</text:p>
      <text:p text:style-name="P6"><text:tab/>addl<text:tab/>%ecx, %esi</text:p>
      <text:p text:style-name="P6"><text:tab/>movl<text:tab/>-12(%rax), %ecx</text:p>
      <text:p text:style-name="P6"><text:tab/>leal<text:tab/>(%rcx,%rcx,2), %ecx</text:p>
      <text:p text:style-name="P6"><text:tab/>subl<text:tab/>%edx, %ecx</text:p>
      <text:p text:style-name="P6"><text:tab/>addl<text:tab/>%ecx, %esi</text:p>
      <text:p text:style-name="P6"><text:tab/>movl<text:tab/>-4(%rax), %ecx</text:p>
      <text:p text:style-name="P6"><text:tab/>leal<text:tab/>(%rcx,%rcx,2), %ecx</text:p>
      <text:p text:style-name="P6"><text:tab/>subl<text:tab/>%edx, %ecx</text:p>
      <text:p text:style-name="P6"><text:tab/>addl<text:tab/>%esi, %ecx</text:p>
      <text:p text:style-name="P6"><text:tab/>cmpq<text:tab/>%rax, %rbx</text:p>
      <text:p text:style-name="P6"><text:tab/>jne<text:tab/>.L4</text:p>
      <text:p text:style-name="P2"><text:tab/>cmpl<text:tab/>%ecx, %edi</text:p>
      <text:p text:style-name="P2"><text:tab/>jge<text:tab/>.L5</text:p>
      <text:p text:style-name="P2"><text:tab/>movl<text:tab/>%edi, (%r9,%r8,4)</text:p>
      <text:p text:style-name="P12">.L6:</text:p>
      <text:p text:style-name="P12"><text:tab/>addq<text:tab/>$1, %r8</text:p>
      <text:p text:style-name="P12"><text:tab/>cmpq<text:tab/>$40000, %r8</text:p>
      <text:p text:style-name="P12"><text:tab/>jne<text:tab/>.L3</text:p>
      <text:p text:style-name="P2"><text:tab/>leaq<text:tab/>16(%rsp), %rsi</text:p>
      <text:p text:style-name="P2"><text:tab/>xorl<text:tab/>%edi, %edi</text:p>
      <text:p text:style-name="P2"><text:soft-page-break/><text:tab/>call<text:tab/><text:a xlink:type="simple" xlink:href="mailto:clock_gettime@PLT" text:style-name="Internet_20_link" text:visited-style-name="Visited_20_Internet_20_Link">clock_gettime@PLT</text:a></text:p>
      <text:p text:style-name="P8">.L5:</text:p>
      <text:p text:style-name="P8"><text:tab/>.cfi_restore_state</text:p>
      <text:p text:style-name="P8"><text:tab/>movl<text:tab/>%ecx, (%r9,%r8,4)</text:p>
      <text:p text:style-name="P8"><text:tab/>jmp<text:tab/>.L6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9:54:08.694139073</meta:creation-date>
    <dc:date>2020-05-27T21:37:56.753022128</dc:date>
    <meta:editing-duration>PT9M</meta:editing-duration>
    <meta:editing-cycles>1</meta:editing-cycles>
    <meta:document-statistic meta:table-count="0" meta:image-count="0" meta:object-count="0" meta:page-count="10" meta:paragraph-count="387" meta:word-count="1011" meta:character-count="6426" meta:non-whitespace-character-count="5380"/>
    <meta:generator>LibreOffice/6.0.7.3$Linux_X86_64 LibreOffice_project/00m0$Build-3</meta:generator>
  </office:meta>
</office:document-meta>
</file>